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d5a" officeooo:paragraph-rsid="0007f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tt → en cour de production</text:p>
      <text:p text:style-name="P1"/>
      <text:p text:style-name="P1">démarche :</text:p>
      <text:p text:style-name="P1"><text:tab/>ordre de réalisation :</text:p>
      <text:p text:style-name="P1"><text:tab/><text:tab/>réalisation des différentes classes</text:p>
      <text:p text:style-name="P1"><text:tab/><text:tab/>réalisation dans un terminal</text:p>
      <text:p text:style-name="P1"><text:tab/><text:tab/>réalisation graphique</text:p>
      <text:p text:style-name="P1"><text:tab/>organisation :</text:p>
      <text:p text:style-name="P1"><text:tab/><text:tab/>utilisations de divers outils (à détailler)</text:p>
      <text:p text:style-name="P1"><text:tab/><text:tab/>réunions pour faire le point régulièrement</text:p>
      <text:p text:style-name="P1"><text:tab/><text:tab/>partages des taches</text:p>
      <text:p text:style-name="P1"/>
      <text:p text:style-name="P1">améliorations possibles :</text:p>
      <text:p text:style-name="P1"><text:tab/>interface graphique plus poussée</text:p>
      <text:p text:style-name="P1"><text:tab/>IA (à développ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0:53:02.296825536</meta:creation-date>
    <dc:date>2018-06-02T01:00:33.474193620</dc:date>
    <meta:editing-duration>PT7M31S</meta:editing-duration>
    <meta:editing-cycles>1</meta:editing-cycles>
    <meta:document-statistic meta:table-count="0" meta:image-count="0" meta:object-count="0" meta:page-count="1" meta:paragraph-count="13" meta:word-count="49" meta:character-count="353" meta:non-whitespace-character-count="301"/>
    <meta:generator>LibreOffice/6.0.2.1.0$Linux_X86_64 LibreOffice_project/00m0$Build-1</meta:generator>
  </office:meta>
</office:document-meta>
</file>